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1cm" svg:height="9.005cm" svg:x="0.248cm" svg:y="5.365cm">
            <draw:object draw:notify-on-update-of-ranges="Foglio1.A1:Foglio1.A10 Foglio1.B1:Foglio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33cm" svg:y="7.139cm">
            <draw:object draw:notify-on-update-of-ranges="Foglio1.J1:Foglio1.J15 Foglio1.K1:Foglio1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.087631" calcext:value-type="float">
            <text:p>5,087631</text:p>
          </table:table-cell>
          <table:table-cell table:number-columns-repeated="7"/>
          <table:table-cell office:value-type="float" office:value="0.01" calcext:value-type="float">
            <text:p>0,01</text:p>
          </table:table-cell>
          <table:table-cell office:value-type="float" office:value="0.058823" calcext:value-type="float">
            <text:p>0,058823</text:p>
          </table:table-cell>
          <table:table-cell table:number-columns-repeated="8"/>
          <table:table-cell office:value-type="float" office:value="0.01" calcext:value-type="float">
            <text:p>0,01</text:p>
          </table:table-cell>
          <table:table-cell office:value-type="float" office:value="1.374857" calcext:value-type="float">
            <text:p>1,37485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12735" calcext:value-type="float">
            <text:p>0,112735</text:p>
          </table:table-cell>
          <table:table-cell table:number-columns-repeated="7"/>
          <table:table-cell office:value-type="float" office:value="0.03" calcext:value-type="float">
            <text:p>0,03</text:p>
          </table:table-cell>
          <table:table-cell office:value-type="float" office:value="0.059404" calcext:value-type="float">
            <text:p>0,059404</text:p>
          </table:table-cell>
          <table:table-cell table:number-columns-repeated="8"/>
          <table:table-cell office:value-type="float" office:value="0.03" calcext:value-type="float">
            <text:p>0,03</text:p>
          </table:table-cell>
          <table:table-cell office:value-type="float" office:value="1.354314" calcext:value-type="float">
            <text:p>1,35431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147743" calcext:value-type="float">
            <text:p>0,147743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office:value-type="float" office:value="0.059605" calcext:value-type="float">
            <text:p>0,05960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1.288958" calcext:value-type="float">
            <text:p>1,28895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88756" calcext:value-type="float">
            <text:p>0,088756</text:p>
          </table:table-cell>
          <table:table-cell table:number-columns-repeated="7"/>
          <table:table-cell office:value-type="float" office:value="0.09" calcext:value-type="float">
            <text:p>0,09</text:p>
          </table:table-cell>
          <table:table-cell office:value-type="float" office:value="0.114438" calcext:value-type="float">
            <text:p>0,114438</text:p>
          </table:table-cell>
          <table:table-cell table:number-columns-repeated="8"/>
          <table:table-cell office:value-type="float" office:value="0.07" calcext:value-type="float">
            <text:p>0,07</text:p>
          </table:table-cell>
          <table:table-cell office:value-type="float" office:value="1.234613" calcext:value-type="float">
            <text:p>1,23461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70655" calcext:value-type="float">
            <text:p>0,070655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062315" calcext:value-type="float">
            <text:p>0,062315</text:p>
          </table:table-cell>
          <table:table-cell table:number-columns-repeated="8"/>
          <table:table-cell office:value-type="float" office:value="0.09" calcext:value-type="float">
            <text:p>0,09</text:p>
          </table:table-cell>
          <table:table-cell office:value-type="float" office:value="1.330593" calcext:value-type="float">
            <text:p>1,33059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7491" calcext:value-type="float">
            <text:p>0,07491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office:value-type="float" office:value="0.076275" calcext:value-type="float">
            <text:p>0,07627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1.368002" calcext:value-type="float">
            <text:p>1,36800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53017" calcext:value-type="float">
            <text:p>0,053017</text:p>
          </table:table-cell>
          <table:table-cell table:number-columns-repeated="7"/>
          <table:table-cell office:value-type="float" office:value="0.5" calcext:value-type="float">
            <text:p>0,5</text:p>
          </table:table-cell>
          <table:table-cell office:value-type="float" office:value="0.207088" calcext:value-type="float">
            <text:p>0,207088</text:p>
          </table:table-cell>
          <table:table-cell table:number-columns-repeated="8"/>
          <table:table-cell office:value-type="float" office:value="0.3" calcext:value-type="float">
            <text:p>0,3</text:p>
          </table:table-cell>
          <table:table-cell office:value-type="float" office:value="1.719608" calcext:value-type="float">
            <text:p>1,719608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38701" calcext:value-type="float">
            <text:p>0,038701</text:p>
          </table:table-cell>
          <table:table-cell table:number-columns-repeated="7"/>
          <table:table-cell office:value-type="float" office:value="0.7" calcext:value-type="float">
            <text:p>0,7</text:p>
          </table:table-cell>
          <table:table-cell office:value-type="float" office:value="0.083274" calcext:value-type="float">
            <text:p>0,083274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office:value-type="float" office:value="3.584033" calcext:value-type="float">
            <text:p>3,58403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5228" calcext:value-type="float">
            <text:p>0,05228</text:p>
          </table:table-cell>
          <table:table-cell table:number-columns-repeated="7"/>
          <table:table-cell office:value-type="float" office:value="0.9" calcext:value-type="float">
            <text:p>0,9</text:p>
          </table:table-cell>
          <table:table-cell office:value-type="float" office:value="0.040453" calcext:value-type="float">
            <text:p>0,040453</text:p>
          </table:table-cell>
          <table:table-cell table:number-columns-repeated="8"/>
          <table:table-cell office:value-type="float" office:value="0.7" calcext:value-type="float">
            <text:p>0,7</text:p>
          </table:table-cell>
          <table:table-cell office:value-type="float" office:value="3.418939" calcext:value-type="float">
            <text:p>3,41893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4237" calcext:value-type="float">
            <text:p>0,0423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31293" calcext:value-type="float">
            <text:p>0,031293</text:p>
          </table:table-cell>
          <table:table-cell table:number-columns-repeated="8"/>
          <table:table-cell office:value-type="float" office:value="0.9" calcext:value-type="float">
            <text:p>0,9</text:p>
          </table:table-cell>
          <table:table-cell office:value-type="float" office:value="4.659944" calcext:value-type="float">
            <text:p>4,65994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87833" calcext:value-type="float">
            <text:p>0,08783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8.463385" calcext:value-type="float">
            <text:p>18,463385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7.173608" calcext:value-type="float">
            <text:p>7,17360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3.770312" calcext:value-type="float">
            <text:p>53,770312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.011599" calcext:value-type="float">
            <text:p>8,01159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4.082674" calcext:value-type="float">
            <text:p>24,082674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0.029444" calcext:value-type="float">
            <text:p>30,02944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1:12:41.96975044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5:44:03.371710161</meta:creation-date>
    <dc:date>2020-09-19T11:16:57.510675810</dc:date>
    <meta:editing-duration>PT1H18M10S</meta:editing-duration>
    <meta:editing-cycles>12</meta:editing-cycles>
    <meta:generator>LibreOffice/6.4.6.2$Linux_X86_64 LibreOffice_project/40$Build-2</meta:generator>
    <meta:document-statistic meta:table-count="1" meta:cell-count="7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4.883cm" svg:y="0.316cm" chart:style-name="ch2">
          <text:p>Test changing the window size</text:p>
        </chart:title>
        <chart:subtitle svg:x="4.129cm" svg:y="1.275cm" chart:style-name="ch3">
          <text:p>(loss probability : 0.01%, file size : 110.6MB)</text:p>
        </chart:subtitle>
        <chart:plot-area chart:style-name="ch4" table:cell-range-address="Foglio1.A1:Foglio1.B10" svg:x="1.33cm" svg:y="2.138cm" svg:width="14.343cm" svg:height="5.707cm">
          <chartooo:coordinate-region svg:x="1.766cm" svg:y="2.337cm" svg:width="13.35cm" svg:height="4.861cm"/>
          <chart:axis chart:dimension="x" chart:name="primary-x" chart:style-name="ch5">
            <chart:title svg:x="7.108cm" svg:y="8.025cm" chart:style-name="ch6">
              <text:p>window size (byte)</text:p>
            </chart:title>
          </chart:axis>
          <chart:axis chart:dimension="y" chart:name="primary-y" chart:style-name="ch7">
            <chart:title svg:x="0.451cm" svg:y="5.749cm" chart:style-name="ch8">
              <text:p>time (sec)</text:p>
            </chart:title>
            <chart:grid chart:style-name="ch9" chart:class="major"/>
          </chart:axis>
          <chart:series chart:style-name="ch10" chart:values-cell-range-address="Foglio1.B1:Foglio1.B10" chart:class="chart:scatter">
            <chart:domain table:cell-range-address="Foglio1.A1:Foglio1.A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0">
                <text:p>4500</text:p>
                <draw:g>
                  <svg:desc>Foglio1.A1:Foglio1.A10</svg:desc>
                </draw:g>
              </table:table-cell>
              <table:table-cell office:value-type="float" office:value="5.087631">
                <text:p>5.087631</text:p>
                <draw:g>
                  <svg:desc>Foglio1.B1:Foglio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112735">
                <text:p>0.11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0">
                <text:p>18000</text:p>
              </table:table-cell>
              <table:table-cell office:value-type="float" office:value="0.147743">
                <text:p>0.14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00">
                <text:p>36000</text:p>
              </table:table-cell>
              <table:table-cell office:value-type="float" office:value="0.088756">
                <text:p>0.088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70655">
                <text:p>0.070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00">
                <text:p>72000</text:p>
              </table:table-cell>
              <table:table-cell office:value-type="float" office:value="0.07491">
                <text:p>0.07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00">
                <text:p>96000</text:p>
              </table:table-cell>
              <table:table-cell office:value-type="float" office:value="0.053017">
                <text:p>0.053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000">
                <text:p>105000</text:p>
              </table:table-cell>
              <table:table-cell office:value-type="float" office:value="0.038701">
                <text:p>0.038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">
                <text:p>120000</text:p>
              </table:table-cell>
              <table:table-cell office:value-type="float" office:value="0.05228">
                <text:p>0.05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0.04237">
                <text:p>0.04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Test changing loss</text:p>
        </chart:title>
        <chart:subtitle svg:x="4.212cm" svg:y="1.275cm" chart:style-name="ch3">
          <text:p>(window size : 10500 byte, file size : 12MB)</text:p>
        </chart:subtitle>
        <chart:plot-area chart:style-name="ch4" table:cell-range-address="Foglio1.J1:Foglio1.K15" svg:x="1.331cm" svg:y="2.138cm" svg:width="14.349cm" svg:height="5.701cm">
          <chartooo:coordinate-region svg:x="1.952cm" svg:y="2.337cm" svg:width="13.634cm" svg:height="4.855cm"/>
          <chart:axis chart:dimension="x" chart:name="primary-x" chart:style-name="ch5">
            <chart:title svg:x="7.072cm" svg:y="8.019cm" chart:style-name="ch6">
              <text:p>loss probability (%)</text:p>
            </chart:title>
          </chart:axis>
          <chart:axis chart:dimension="y" chart:name="primary-y" chart:style-name="ch5">
            <chart:title svg:x="0.451cm" svg:y="5.746cm" chart:style-name="ch7">
              <text:p>time (sec)</text:p>
            </chart:title>
            <chart:grid chart:style-name="ch8" chart:class="major"/>
          </chart:axis>
          <chart:series chart:style-name="ch9" chart:values-cell-range-address="Foglio1.K1:Foglio1.K15" chart:class="chart:scatter">
            <chart:domain table:cell-range-address="Foglio1.J1:Foglio1.J15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oglio1.J1:Foglio1.J15</svg:desc>
                </draw:g>
              </table:table-cell>
              <table:table-cell office:value-type="float" office:value="0.058823">
                <text:p>0.058823</text:p>
                <draw:g>
                  <svg:desc>Foglio1.K1:Foglio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59404">
                <text:p>0.059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59605">
                <text:p>0.05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114438">
                <text:p>0.114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62315">
                <text:p>0.062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76275">
                <text:p>0.076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207088">
                <text:p>0.207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83274">
                <text:p>0.08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40453">
                <text:p>0.040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1293">
                <text:p>0.03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87833">
                <text:p>0.087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173608">
                <text:p>7.173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.011599">
                <text:p>8.01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.082674">
                <text:p>24.082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0.029444">
                <text:p>30.02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